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69B988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影像1" text:anchor-type="paragraph" svg:width="6.6929in" svg:height="3.7646in" draw:z-index="0"><draw:image xlink:href="Pictures/10000000000006400000038469B988C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7:16:38.347628719</meta:creation-date>
    <dc:date>2017-05-04T17:17:40.482520547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